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61" calcext:value-type="float">
            <text:p>1561</text:p>
          </table:table-cell>
          <table:table-cell table:style-name="ce7" table:formula="of:=COUNTIF([.B7:.B999998];&quot;X&quot;)" office:value-type="float" office:value="1362" calcext:value-type="float">
            <text:p>1362</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65" calcext:value-type="float">
            <text:p>166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700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2">00/00/0000</text:date>, <text:time style:data-style-name="N2" text:time-value="22:55:50.6501571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22T22:56:52.352959740</dc:date>
    <meta:editing-duration>P1DT16H2M6S</meta:editing-duration>
    <meta:editing-cycles>1559</meta:editing-cycles>
    <meta:document-statistic meta:table-count="1" meta:cell-count="9433" meta:object-count="0"/>
  </office:meta>
</office:document-meta>
</file>